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878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9.70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399cm"/>
    </style:style>
    <style:style style:name="co6" style:family="table-column">
      <style:table-column-properties fo:break-before="auto" style:column-width="3.443cm"/>
    </style:style>
    <style:style style:name="co7" style:family="table-column">
      <style:table-column-properties fo:break-before="auto" style:column-width="3.55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1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ce4"/>
        <table:table-column table:style-name="co4" table:number-columns-repeated="246" table:default-cell-style-name="Default"/>
        <table:table-row table:style-name="ro1">
          <table:table-cell table:style-name="ce1" office:value-type="string">
            <text:p>Par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Part Number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1" office:value-type="string">
            <text:p>Price Each</text:p>
          </table:table-cell>
          <table:table-cell table:style-name="ce1" office:value-type="string">
            <text:p>Line Price</text:p>
          </table:table-cell>
          <table:table-cell table:style-name="ce1" table:number-columns-repeated="245"/>
        </table:table-row>
        <table:table-row table:style-name="ro2">
          <table:table-cell office:value-type="string">
            <text:p>S109/R401-S109/R403</text:p>
          </table:table-cell>
          <table:table-cell/>
          <table:table-cell office:value-type="string">
            <text:p>Resistor 100K 1206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/>
          <table:table-cell table:formula="oooc:=[.J2]*[.I2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S101/R201-S104/R201</text:p>
          </table:table-cell>
          <table:table-cell/>
          <table:table-cell office:value-type="string">
            <text:p>Resistor 10K 1206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/>
          <table:table-cell table:formula="oooc:=[.J3]*[.I3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C1-C2</text:p>
          </table:table-cell>
          <table:table-cell/>
          <table:table-cell office:value-type="string">
            <text:p>Capacitor 1uF Electrolytic 2.5mm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table:style-name="ce2"/>
          <table:table-cell table:number-columns-repeated="2"/>
          <table:table-cell table:number-columns-repeated="2"/>
          <table:table-cell table:formula="oooc:=[.J4]*[.I4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CONN101</text:p>
          </table:table-cell>
          <table:table-cell/>
          <table:table-cell office:value-type="string">
            <text:p>RJ11</text:p>
          </table:table-cell>
          <table:table-cell office:value-type="float" office:value="1">
            <text:p>1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table:number-columns-repeated="2"/>
          <table:table-cell/>
          <table:table-cell office:value-type="currency" office:currency="GBP" office:value="0.27">
            <text:p>£0.2700</text:p>
          </table:table-cell>
          <table:table-cell table:formula="oooc:=[.J5]*[.I5]" office:value-type="currency" office:currency="GBP" office:value="0">
            <text:p>£0.0000</text:p>
          </table:table-cell>
          <table:table-cell table:number-columns-repeated="245"/>
        </table:table-row>
        <table:table-row table:style-name="ro2">
          <table:table-cell office:value-type="string">
            <text:p>(S101/CONN201-S104/CONN201, S105/CONN301-S108/CONN301)...</text:p>
          </table:table-cell>
          <table:table-cell/>
          <table:table-cell office:value-type="string">
            <text:p>Cage Clamp</text:p>
          </table:table-cell>
          <table:table-cell office:value-type="float" office:value="16">
            <text:p>16</text:p>
          </table:table-cell>
          <table:table-cell office:value-type="string">
            <text:p>Farnell</text:p>
          </table:table-cell>
          <table:table-cell table:style-name="ce2"/>
          <table:table-cell table:number-columns-repeated="2"/>
          <table:table-cell table:number-columns-repeated="2"/>
          <table:table-cell table:formula="oooc:=[.J6]*[.I6]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string">
            <text:p>Cage Clamp End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float" office:value="3105295">
            <text:p>3105295</text:p>
          </table:table-cell>
          <table:table-cell table:number-columns-repeated="2"/>
          <table:table-cell/>
          <table:table-cell office:value-type="currency" office:currency="GBP" office:value="0.31">
            <text:p>£0.3100</text:p>
          </table:table-cell>
          <table:table-cell table:formula="oooc:=[.J7]*[.I7]" office:value-type="currency" office:currency="GBP" office:value="0">
            <text:p>£0.0000</text:p>
          </table:table-cell>
          <table:table-cell table:number-columns-repeated="245"/>
        </table:table-row>
        <table:table-row table:style-name="ro2">
          <table:table-cell office:value-type="string">
            <text:p>S101/Z201-S104/Z201</text:p>
          </table:table-cell>
          <table:table-cell office:value-type="string">
            <text:p>BAT754S</text:p>
          </table:table-cell>
          <table:table-cell office:value-type="string">
            <text:p>Dual diode SOT23-3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2" office:value-type="float" office:value="1081206">
            <text:p>1081206</text:p>
          </table:table-cell>
          <table:table-cell table:number-columns-repeated="2"/>
          <table:table-cell/>
          <table:table-cell office:value-type="currency" office:currency="GBP" office:value="0.048">
            <text:p>£0.0480</text:p>
          </table:table-cell>
          <table:table-cell table:formula="oooc:=[.J8]*[.I8]" office:value-type="currency" office:currency="GBP" office:value="0">
            <text:p>£0.0000</text:p>
          </table:table-cell>
          <table:table-cell table:number-columns-repeated="245"/>
        </table:table-row>
        <table:table-row table:style-name="ro2">
          <table:table-cell office:value-type="string">
            <text:p>S109/J401-S109/J403</text:p>
          </table:table-cell>
          <table:table-cell/>
          <table:table-cell office:value-type="string">
            <text:p>TYCO ELECTRONICS / AMP — HEADER, 1 ROW 3WAY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table:style-name="ce3" office:value-type="float" office:value="3418297">
            <text:p>3418297</text:p>
          </table:table-cell>
          <table:table-cell table:number-columns-repeated="2"/>
          <table:table-cell/>
          <table:table-cell office:value-type="currency" office:currency="GBP" office:value="0.021">
            <text:p>£0.0210</text:p>
          </table:table-cell>
          <table:table-cell table:formula="oooc:=[.J9]*[.I9]" office:value-type="currency" office:currency="GBP" office:value="0">
            <text:p>£0.0000</text:p>
          </table:table-cell>
          <table:table-cell table:number-columns-repeated="245"/>
        </table:table-row>
        <table:table-row table:style-name="ro2">
          <table:table-cell office:value-type="string">
            <text:p>S105/Q301-S108/Q301</text:p>
          </table:table-cell>
          <table:table-cell office:value-type="string">
            <text:p>BSS670S2L</text:p>
          </table:table-cell>
          <table:table-cell office:value-type="string">
            <text:p>P-channel MOSFE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3" office:value-type="float" office:value="1095673">
            <text:p>1095673</text:p>
          </table:table-cell>
          <table:table-cell table:number-columns-repeated="2"/>
          <table:table-cell table:number-columns-repeated="2"/>
          <table:table-cell table:formula="oooc:=[.J10]*[.I10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S105/Q302-S108/Q302</text:p>
          </table:table-cell>
          <table:table-cell office:value-type="string">
            <text:p>ZXM61P02F</text:p>
          </table:table-cell>
          <table:table-cell office:value-type="string">
            <text:p>N-channel MOSFET</text:p>
          </table:table-cell>
          <table:table-cell office:value-type="float" office:value="4">
            <text:p>4</text:p>
          </table:table-cell>
          <table:table-cell office:value-type="string">
            <text:p>Farnell</text:p>
          </table:table-cell>
          <table:table-cell table:style-name="ce3" office:value-type="float" office:value="9525297">
            <text:p>9525297</text:p>
          </table:table-cell>
          <table:table-cell table:number-columns-repeated="2"/>
          <table:table-cell table:number-columns-repeated="2"/>
          <table:table-cell table:formula="oooc:=[.J11]*[.I11]" office:value-type="float" office:value="0">
            <text:p>0</text:p>
          </table:table-cell>
          <table:table-cell table:number-columns-repeated="24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2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10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0P0"/>
    </number:currency-style>
    <number:number-style style:name="N111">
      <number:number number:decimal-places="15" number:min-integer-digits="1" number:decimal-replacement="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currency-style style:name="N115P0" style:volatile="true">
      <number:currency-symbol>$</number:currency-symbol>
      <number:number number:decimal-places="2" number:min-integer-digits="1" number:grouping="true"/>
    </number:currency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date-style style:name="N116">
      <number:month number:textual="true"/>
      <number:text>-</number:text>
      <number:year/>
    </number:date-style>
    <number:number-style style:name="N118P0" style:volatile="true">
      <number:number number:decimal-places="0" number:min-integer-digits="1" number:grouping="true"/>
      <number:text>_ </number:text>
    </number:number-style>
    <number:number-style style:name="N118">
      <number:text>[Red]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5">05/09/2007</text:date>, <text:time>17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8-25T16:05:28</meta:creation-date>
    <dc:creator>Justyn Butler</dc:creator>
    <dc:date>2007-09-05T17:00:38</dc:date>
    <dc:language>en-US</dc:language>
    <meta:editing-cycles>35</meta:editing-cycles>
    <meta:editing-duration>PT6H17M25S</meta:editing-duration>
    <meta:user-defined meta:name="Info 1"/>
    <meta:user-defined meta:name="Info 2"/>
    <meta:user-defined meta:name="Info 3"/>
    <meta:user-defined meta:name="Info 4"/>
    <meta:document-statistic meta:table-count="1" meta:cell-count="89"/>
  </office:meta>
</office:document-meta>
</file>